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ef8" officeooo:paragraph-rsid="00107ef8"/>
    </style:style>
    <style:style style:name="P2" style:family="paragraph" style:parent-style-name="Standard">
      <style:text-properties officeooo:rsid="00107ef8" officeooo:paragraph-rsid="0011ab86"/>
    </style:style>
    <style:style style:name="P3" style:family="paragraph" style:parent-style-name="Standard">
      <style:text-properties officeooo:rsid="00107ef8" officeooo:paragraph-rsid="00154503"/>
    </style:style>
    <style:style style:name="P4" style:family="paragraph" style:parent-style-name="Standard">
      <style:text-properties officeooo:rsid="00107ef8" officeooo:paragraph-rsid="0015b7b2"/>
    </style:style>
    <style:style style:name="P5" style:family="paragraph" style:parent-style-name="Standard">
      <style:text-properties fo:font-weight="bold" officeooo:rsid="00107ef8" officeooo:paragraph-rsid="0011ab86" style:font-weight-asian="bold" style:font-weight-complex="bold"/>
    </style:style>
    <style:style style:name="P6" style:family="paragraph" style:parent-style-name="Standard">
      <style:text-properties fo:font-weight="bold" officeooo:rsid="00107ef8" officeooo:paragraph-rsid="0012b25b" style:font-weight-asian="bold" style:font-weight-complex="bold"/>
    </style:style>
    <style:style style:name="P7" style:family="paragraph" style:parent-style-name="Standard">
      <style:text-properties fo:font-weight="bold" officeooo:rsid="0014d8c4" officeooo:paragraph-rsid="0014d8c4" style:font-weight-asian="bold" style:font-weight-complex="bold"/>
    </style:style>
    <style:style style:name="P8" style:family="paragraph" style:parent-style-name="Standard">
      <style:text-properties officeooo:paragraph-rsid="0011ab86"/>
    </style:style>
    <style:style style:name="P9" style:family="paragraph" style:parent-style-name="Standard">
      <style:text-properties officeooo:paragraph-rsid="00154503"/>
    </style:style>
    <style:style style:name="P10" style:family="paragraph" style:parent-style-name="Standard">
      <style:text-properties officeooo:paragraph-rsid="00107ef8"/>
    </style:style>
    <style:style style:name="P11" style:family="paragraph" style:parent-style-name="Standard">
      <style:text-properties officeooo:rsid="0019ea8b" officeooo:paragraph-rsid="0019ea8b"/>
    </style:style>
    <style:style style:name="P12" style:family="paragraph" style:parent-style-name="Standard">
      <style:text-properties officeooo:paragraph-rsid="001be98f"/>
    </style:style>
    <style:style style:name="P13" style:family="paragraph" style:parent-style-name="Standard">
      <style:paragraph-properties fo:break-before="page"/>
      <style:text-properties fo:font-weight="bold" officeooo:rsid="00107ef8" officeooo:paragraph-rsid="0012b25b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bold" officeooo:rsid="00107ef8" officeooo:paragraph-rsid="0011ab86" style:font-weight-asian="bold" style:font-weight-complex="bold"/>
    </style:style>
    <style:style style:name="P15" style:family="paragraph" style:parent-style-name="Standard">
      <style:paragraph-properties fo:break-before="page"/>
      <style:text-properties fo:font-weight="bold" officeooo:rsid="0019be7a" officeooo:paragraph-rsid="0019be7a" style:font-weight-asian="bold" style:font-weight-complex="bold"/>
    </style:style>
    <style:style style:name="P16" style:family="paragraph" style:parent-style-name="Standard">
      <style:paragraph-properties fo:break-before="page"/>
      <style:text-properties officeooo:rsid="0019ea8b" officeooo:paragraph-rsid="0019ea8b"/>
    </style:style>
    <style:style style:name="P17" style:family="paragraph" style:parent-style-name="Standard">
      <style:text-properties officeooo:paragraph-rsid="00154503"/>
    </style:style>
    <style:style style:name="P18" style:family="paragraph" style:parent-style-name="Standard">
      <style:text-properties officeooo:paragraph-rsid="001dea8d"/>
    </style:style>
    <style:style style:name="P19" style:family="paragraph" style:parent-style-name="Standard">
      <style:text-properties fo:font-weight="bold" officeooo:rsid="0014d8c4" officeooo:paragraph-rsid="0014d8c4" style:font-weight-asian="bold" style:font-weight-complex="bold"/>
    </style:style>
    <style:style style:name="P20" style:family="paragraph" style:parent-style-name="Standard">
      <style:text-properties fo:font-weight="bold" officeooo:rsid="00107ef8" officeooo:paragraph-rsid="001f07ad" style:font-weight-asian="bold" style:font-weight-complex="bold"/>
    </style:style>
    <style:style style:name="P21" style:family="paragraph" style:parent-style-name="Standard">
      <style:paragraph-properties fo:break-before="page"/>
      <style:text-properties fo:font-weight="bold" officeooo:rsid="0014d8c4" officeooo:paragraph-rsid="0014d8c4" style:font-weight-asian="bold" style:font-weight-complex="bold"/>
    </style:style>
    <style:style style:name="T1" style:family="text">
      <style:text-properties officeooo:rsid="0012b25b"/>
    </style:style>
    <style:style style:name="T2" style:family="text">
      <style:text-properties officeooo:rsid="00136edd"/>
    </style:style>
    <style:style style:name="T3" style:family="text">
      <style:text-properties officeooo:rsid="0014d8c4"/>
    </style:style>
    <style:style style:name="T4" style:family="text">
      <style:text-properties officeooo:rsid="00154503"/>
    </style:style>
    <style:style style:name="T5" style:family="text">
      <style:text-properties fo:font-weight="bold" officeooo:rsid="0014d8c4" style:font-weight-asian="bold" style:font-weight-complex="bold"/>
    </style:style>
    <style:style style:name="T6" style:family="text">
      <style:text-properties fo:font-weight="bold" officeooo:rsid="00154503" style:font-weight-asian="bold" style:font-weight-complex="bold"/>
    </style:style>
    <style:style style:name="T7" style:family="text">
      <style:text-properties fo:font-weight="bold" officeooo:rsid="001be98f" style:font-weight-asian="bold" style:font-weight-complex="bold"/>
    </style:style>
    <style:style style:name="T8" style:family="text">
      <style:text-properties fo:font-weight="bold" officeooo:rsid="001ce252" style:font-weight-asian="bold" style:font-weight-complex="bold"/>
    </style:style>
    <style:style style:name="T9" style:family="text">
      <style:text-properties fo:font-weight="bold" officeooo:rsid="001dea8d" style:font-weight-asian="bold" style:font-weight-complex="bold"/>
    </style:style>
    <style:style style:name="T10" style:family="text">
      <style:text-properties fo:font-weight="bold" officeooo:rsid="001f07ad" style:font-weight-asian="bold" style:font-weight-complex="bold"/>
    </style:style>
    <style:style style:name="T11" style:family="text">
      <style:text-properties officeooo:rsid="00107ef8"/>
    </style:style>
    <style:style style:name="T12" style:family="text">
      <style:text-properties officeooo:rsid="0015b7b2"/>
    </style:style>
    <style:style style:name="T13" style:family="text">
      <style:text-properties officeooo:rsid="0017869d"/>
    </style:style>
    <style:style style:name="T14" style:family="text">
      <style:text-properties officeooo:rsid="0018cbe8"/>
    </style:style>
    <style:style style:name="T15" style:family="text">
      <style:text-properties officeooo:rsid="001f07ad"/>
    </style:style>
    <style:style style:name="T16" style:family="text">
      <style:text-properties officeooo:rsid="00202e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tity Types:</text:p>
      <text:p text:style-name="P5">00 00 : 0 ?</text:p>
      <text:p text:style-name="P5">00 01 : N/A</text:p>
      <text:p text:style-name="P5">00 02 : Scenery</text:p>
      <text:p text:style-name="P5">00 03 : Player Spawn</text:p>
      <text:p text:style-name="P5">00 04 : N/A</text:p>
      <text:p text:style-name="P5">00 05 : Creatures</text:p>
      <text:p text:style-name="P5">00 06 : N/A</text:p>
      <text:p text:style-name="P5">00 07 : Weather</text:p>
      <text:p text:style-name="P5">00 08 : N/A</text:p>
      <text:p text:style-name="P5">00 09 : N/A</text:p>
      <text:p text:style-name="P5">00 0A : Effects</text:p>
      <text:p text:style-name="P5">00 0B : Switches</text:p>
      <text:p text:style-name="P5">00 0C : Spells</text:p>
      <text:p text:style-name="P5">00 0D : N/A</text:p>
      <text:p text:style-name="P5">00 0E : N/A</text:p>
      <text:p text:style-name="P5">00 0F : N/A </text:p>
      <text:p text:style-name="P5"/>
      <text:p text:style-name="P6"/>
      <text:p text:style-name="P13"><text:span text:style-name="T2">0x</text:span><text:span text:style-name="T1">02-</text:span>Scenery Subtypes</text:p>
      <text:p text:style-name="P6">0- tree</text:p>
      <text:p text:style-name="P6">1- statue1</text:p>
      <text:p text:style-name="P6">2- stonehange</text:p>
      <text:p text:style-name="P6">3- statue2</text:p>
      <text:p text:style-name="P6">4- small carpet1</text:p>
      <text:p text:style-name="P6">5- small carpet2</text:p>
      <text:p text:style-name="P6">6-</text:p>
      <text:p text:style-name="P6">7- barrel</text:p>
      <text:p text:style-name="P6">8- vase</text:p>
      <text:p text:style-name="P15">0x03-Player Spawn</text:p>
      <text:p text:style-name="P5"/>
      <text:p text:style-name="P5"/>
      <text:p text:style-name="P14"><text:span text:style-name="T2">0x05-</text:span>Creatures Subtypes</text:p>
      <text:p text:style-name="P5">0 - flying worm</text:p>
      <text:p text:style-name="P5">1 - goat</text:p>
      <text:p text:style-name="P5">2 - bee</text:p>
      <text:p text:style-name="P5">3 - worm</text:p>
      <text:p text:style-name="P5">4 - archer</text:p>
      <text:p text:style-name="P5">6 - ?Crab?</text:p>
      <text:p text:style-name="P5">7 - ?Kraken?</text:p>
      <text:p text:style-name="P5">8 - ?Griffon?</text:p>
      <text:p text:style-name="P5">9 - ?skeleton? archer2</text:p>
      <text:p text:style-name="P5">10 - ?Emu?</text:p>
      <text:p text:style-name="P5">11 - ?Genie?</text:p>
      <text:p text:style-name="P5">12 - Builder(villiger)</text:p>
      <text:p text:style-name="P5">13 - Townie(villiger)</text:p>
      <text:p text:style-name="P5">14 - Trader(villiger)</text:p>
      <text:p text:style-name="P5">15 - exploded humans(with hair flag)</text:p>
      <text:p text:style-name="P5">16 - wyvern</text:p>
      <text:p text:style-name="P5">17 - strong leon creature</text:p>
      <text:p text:style-name="P5">18 - head</text:p>
      <text:p text:style-name="P5">19 - firefly</text:p>
      <text:p text:style-name="P5">20 - spider</text:p>
      <text:p text:style-name="P5">21 - skiping diablos</text:p>
      <text:p text:style-name="P5">22 - flying mana</text:p>
      <text:p text:style-name="P5">23 - ballons</text:p>
      <text:p text:style-name="P5">24 -</text:p>
      <text:p text:style-name="P5">25 - flying creatures</text:p>
      <text:p text:style-name="P5">26 - mumie</text:p>
      <text:p text:style-name="P5">27 - big dragon</text:p>
      <text:p text:style-name="P5">28 - mana</text:p>
      <text:p text:style-name="P5">29 -</text:p>
      <text:p text:style-name="P5">30 -</text:p>
      <text:p text:style-name="P5"/>
      <text:p text:style-name="P7"/>
      <text:p text:style-name="P21">0x0A-Effects</text:p>
      <text:p text:style-name="P7"/>
      <text:p text:style-name="P20"><text:span text:style-name="T3">0x0A,0x</text:span><text:span text:style-name="T16">0</text:span><text:span text:style-name="T3">1</text:span></text:p>
      <text:p text:style-name="P5"/>
      <text:p text:style-name="P5"><text:span text:style-name="T3">0x0A,0x1D-</text:span>Path<text:span text:style-name="T4">(visual path)</text:span></text:p>
      <text:p text:style-name="P2">DisId:0xffff</text:p>
      <text:p text:style-name="P4"><text:span text:style-name="T4">StageTag</text:span>:<text:span text:style-name="T12">1</text:span></text:p>
      <text:p text:style-name="P8"><text:span text:style-name="T13">par1</text:span><text:span text:style-name="T11">:next</text:span></text:p>
      <text:p text:style-name="P10"><text:span text:style-name="T13">par2</text:span><text:span text:style-name="T11">:previous</text:span></text:p>
      <text:p text:style-name="P1"/>
      <text:p text:style-name="P9"><text:span text:style-name="T5">0x0A,0x</text:span><text:span text:style-name="T6">2</text:span><text:span text:style-name="T5">D-</text:span><text:span text:style-name="T6">Terrain Modification</text:span></text:p>
      <text:p text:style-name="P3">DisId:0xffff</text:p>
      <text:p text:style-name="P9"><text:span text:style-name="T4">StageTag</text:span><text:span text:style-name="T11">:0xffff</text:span></text:p>
      <text:p text:style-name="P9"><text:span text:style-name="T13">par1</text:span><text:span text:style-name="T11">:</text:span><text:span text:style-name="T4">subsub</text:span><text:span text:style-name="T14">type</text:span></text:p>
      <text:p text:style-name="P9"/>
      <text:p text:style-name="P18"><text:span text:style-name="T5">0x0A,0x</text:span><text:span text:style-name="T7">3</text:span><text:span text:style-name="T9">B</text:span><text:span text:style-name="T5">-</text:span><text:span text:style-name="T10">Smoke</text:span></text:p>
      <text:p text:style-name="P12"><text:span text:style-name="T5">0x0A,0x</text:span><text:span text:style-name="T7">3C</text:span><text:span text:style-name="T5">-</text:span><text:span text:style-name="T8">Smoke</text:span><text:span text:style-name="T10">2</text:span></text:p>
      <text:p text:style-name="P12"/>
      <text:p text:style-name="P16">0xF</text:p>
      <text:p text:style-name="P11">subtype:0x0</text:p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8:54:46.460000000</meta:creation-date>
    <dc:date>2021-03-07T17:22:29.629000000</dc:date>
    <meta:editing-duration>PT4H53M27S</meta:editing-duration>
    <meta:editing-cycles>15</meta:editing-cycles>
    <meta:generator>LibreOffice/7.0.1.2$Windows_X86_64 LibreOffice_project/7cbcfc562f6eb6708b5ff7d7397325de9e764452</meta:generator>
    <meta:document-statistic meta:table-count="0" meta:image-count="0" meta:object-count="0" meta:page-count="6" meta:paragraph-count="74" meta:word-count="208" meta:character-count="995" meta:non-whitespace-character-count="860"/>
  </office:meta>
</office:document-meta>
</file>